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text:s/>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Kuvien katselu ja fantasiointi</text:p>
      <text:p text:style-name="Normaali"/>
      <text:p text:style-name="Normaali">30 kesä<text:s/>2014</text:p>
      <text:p text:style-name="Normaali"/>
      <text:p text:style-name="Normaali">Minä<text:s/>katselen kuvia ja videoita joissa on isoja miesten kulleja haluaisin imeä miehen kulkija<text:s/>minulla on tyttö ystävä eikä hän<text:s/>tiedä tästä.</text:p>
      <text:p text:style-name="Normaali"/>
      <text:p text:style-name="Normaali">[Nimimerkki poistettu]</text:p>
      <text:p text:style-name="Normaali"/>
      <text:p text:style-name="Normaali"/>
      <text:p text:style-name="P3">Vastaus</text:p>
      <text:p text:style-name="P4"/>
      <text:p text:style-name="Normaali">Hei<text:s/>[Nimimerkki]<text:line-break/><text:line-break/>Kerrot että seurustelet tytön kanssa ja että katselet välillä miesten kuvia ja fantasioit miehen kalun imemisestä. Tilanne ilmeisesti hämmentää sinua ja ehkäpä mietit mitä tyttöystäväsi tai kaverisi ajattelisivat tästä.<text:s/><text:line-break/>Aika suuri osa ihmisistä, tarkkaa prosenttimäärää en uskalla sanoa, on eriasteisesti biseksuaaleja, joilla on seksuaalista kiinnostusta kummankin sukupuolen edustajiin tai ihmisiin sukupuolesta riippumatta. Kiinnostus voi olla hieman eri tyyppistä suhteessa miehiin kuin naisiin. Siinä on paljon yksilöllisiä eroja. Joillakin kiinnostus voi kohdistua erityisesti ihmisiin joiden sukupuoli ei ole selkeästi mies eikä nainen.<text:s/><text:line-break/><text:line-break/>Osa biseksuaalisista ihmisistä muodostaa suhteita rinnakkain sekä miehiin että naisiin. Toiset suhteet voivat olla enemmän parisuhdekeskeisiä ja toiset enemmän seksipainotteisia. Näin näyttäisi olevan osalla bi miehistä: parisuhdekeskeinen romanttinen suhde naiseen ja seksipainotteisia suhteita miehiin. Osa taas suosii uskollisuutta parisuhteessa ja nauttii siitä. Sen lisäksi heillä voi olla fantasioita ja pornon käyttöä suhteessa miehiin. Näin on ilmeisesti sinulla, kun fantasioit erityisesti isoista kaluista ja niiden imemisestä. Kyseinen fantasia saattaa olla aika yleinen. Onhan peniksen koko ollut miehille etenkin nuoruusvuosina merkittävä teema. Koetko syyllisyyttä näistä fantasioista ja pornon käytöstä? Vai onko kyse siitä että haluaisit joskus kokeilla seksiä miehen kanssa etkä tiedä mitä<text:s/>tekisit?<text:line-break/><text:line-break/>Fantasiat ovat kunkin omaa yksityisyyttä. Ne kertovat aina jotain meidän tarpeistamme. Joillekin pelkkä fantasiointi riittää hyvin. Fantasiat ovat osa sisästä maailmaamme josta ei ole syytä kantaa syyllisyyttä. Osa fantasioista on sellaisia että<text:s/>niiden toteuttaminen tuottaa pettymyksen tai loukkaa toisten seksuaalioikeuksia (esim. raiskausfantasiat, lapsiin kohdistuvat fantasiat). Silloin on hyvä pitää fantasiat sisällään, oman sisäisen nautinnon lähteenä. Näin myös silloin kun arvelee että oman<text:s/>fantasian toteuttaminen voi rikkoa parisuhteen, jossa on lupautunut olemaan uskollinen.<text:line-break/><text:line-break/>Fantasiasi ovat aika tavallisia myös miesten keskuudessa. Sinulla on oikeus pitää ne omana tietonasi. Mutta jos niistä alkaa tulla pakkomielteisiä, niin että ne alkavat häiritä muuta elämää, ota yhteyttä seksuaalineuvojaan tai –terapeuttiin voidaksesi miettiä mitä tarpeita<text:s/><text:soft-page-break/>sinulla on ja miten voit elää niiden kanssa.<text:s/><text:line-break/><text:line-break/>Jussi Nissinen<text:line-break/>Sinuiksi - tuki- ja neuvontapalvelu</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45:00Z</meta:creation-date>
    <dc:date>2023-01-11T10:45:00Z</dc:date>
    <meta:template xlink:href="Normal.dotm" xlink:type="simple"/>
    <meta:editing-cycles>1</meta:editing-cycles>
    <meta:editing-duration>PT0S</meta:editing-duration>
    <meta:document-statistic meta:page-count="2" meta:paragraph-count="6" meta:word-count="330" meta:character-count="3001" meta:row-count="22" meta:non-whitespace-character-count="2677"/>
    <meta:generator>ODFPY/1.4.0</meta:generator>
  </office:meta>
</office:document-meta>
</file>